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as licencias de los iconos</text:p>
      <text:p text:style-name="P1">Flecha</text:p>
      <text:p text:style-name="P1"><text:a xlink:type="simple" xlink:href="https://www.iconfinder.com/icons/925909/arrow_direction_previous_right_icon#size=128">https://www.iconfinder.com/icons/925909/arrow_direction_previous_right_icon#size=128</text:a></text:p>
      <text:p text:style-name="P1">Borrar</text:p>
      <text:p text:style-name="P1"><text:a xlink:type="simple" xlink:href="https://www.iconfinder.com/icons/314864/can_trash_icon#size=128">https://www.iconfinder.com/icons/314864/can_trash_icon#size=128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